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officeooo:rsid="00a084ad"/>
    </style:style>
    <style:style style:name="P6" style:family="paragraph" style:parent-style-name="Text_20_body">
      <style:text-properties style:text-underline-style="none" officeooo:rsid="00b10587" officeooo:paragraph-rsid="00b10587"/>
    </style:style>
    <style:style style:name="P7" style:family="paragraph" style:parent-style-name="Text_20_body">
      <style:text-properties officeooo:paragraph-rsid="00b185bb"/>
    </style:style>
    <style:style style:name="P8" style:family="paragraph" style:parent-style-name="Text_20_body">
      <style:text-properties officeooo:rsid="00b185bb" officeooo:paragraph-rsid="00b185bb"/>
    </style:style>
    <style:style style:name="P9" style:family="paragraph" style:parent-style-name="Text_20_body">
      <style:text-properties officeooo:rsid="00b371f9" officeooo:paragraph-rsid="00b371f9"/>
    </style:style>
    <style:style style:name="P10" style:family="paragraph" style:parent-style-name="Preformatted_20_Text">
      <style:text-properties officeooo:paragraph-rsid="0096531c"/>
    </style:style>
    <style:style style:name="P11" style:family="paragraph" style:parent-style-name="Preformatted_20_Text">
      <style:text-properties officeooo:paragraph-rsid="00bb4b11"/>
    </style:style>
    <style:style style:name="P12" style:family="paragraph" style:parent-style-name="Preformatted_20_Text">
      <style:text-properties officeooo:paragraph-rsid="00bdaedd"/>
    </style:style>
    <style:style style:name="P13" style:family="paragraph" style:parent-style-name="Text_20_body" style:list-style-name="L1"/>
    <style:style style:name="P14" style:family="paragraph" style:parent-style-name="Text_20_body" style:list-style-name="L1">
      <style:text-properties officeooo:paragraph-rsid="00b710ad"/>
    </style:style>
    <style:style style:name="P15" style:family="paragraph" style:parent-style-name="Text_20_body">
      <style:text-properties officeooo:rsid="00b9f527" officeooo:paragraph-rsid="00b9f527"/>
    </style:style>
    <style:style style:name="P16" style:family="paragraph" style:parent-style-name="Text_20_body">
      <style:text-properties officeooo:paragraph-rsid="00c266c2"/>
    </style:style>
    <style:style style:name="P17" style:family="paragraph" style:parent-style-name="Text_20_body">
      <style:text-properties officeooo:paragraph-rsid="00c390f4"/>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06cad"/>
    </style:style>
    <style:style style:name="T12" style:family="text">
      <style:text-properties officeooo:rsid="00a0c8b1"/>
    </style:style>
    <style:style style:name="T13" style:family="text">
      <style:text-properties officeooo:rsid="00a603ee"/>
    </style:style>
    <style:style style:name="T14" style:family="text">
      <style:text-properties officeooo:rsid="00a71763"/>
    </style:style>
    <style:style style:name="T15" style:family="text">
      <style:text-properties officeooo:rsid="00a83c33"/>
    </style:style>
    <style:style style:name="T16" style:family="text">
      <style:text-properties officeooo:rsid="00aa0a91"/>
    </style:style>
    <style:style style:name="T17" style:family="text">
      <style:text-properties officeooo:rsid="00aa5fbc"/>
    </style:style>
    <style:style style:name="T18" style:family="text">
      <style:text-properties officeooo:rsid="00ace9d5"/>
    </style:style>
    <style:style style:name="T19" style:family="text">
      <style:text-properties officeooo:rsid="00ae088e"/>
    </style:style>
    <style:style style:name="T20" style:family="text">
      <style:text-properties officeooo:rsid="00afee12"/>
    </style:style>
    <style:style style:name="T21" style:family="text">
      <style:text-properties officeooo:rsid="00b185bb"/>
    </style:style>
    <style:style style:name="T22" style:family="text">
      <style:text-properties officeooo:rsid="00b4a2d0"/>
    </style:style>
    <style:style style:name="T23" style:family="text">
      <style:text-properties officeooo:rsid="00b6c235"/>
    </style:style>
    <style:style style:name="T24" style:family="text">
      <style:text-properties officeooo:rsid="00b967ac"/>
    </style:style>
    <style:style style:name="T25" style:family="text">
      <style:text-properties officeooo:rsid="00b9f527"/>
    </style:style>
    <style:style style:name="T26" style:family="text">
      <style:text-properties style:text-underline-style="solid" style:text-underline-width="auto" style:text-underline-color="font-color"/>
    </style:style>
    <style:style style:name="T27" style:family="text">
      <style:text-properties officeooo:rsid="00bcc63a"/>
    </style:style>
    <style:style style:name="T28" style:family="text">
      <style:text-properties officeooo:rsid="00c0553d"/>
    </style:style>
    <style:style style:name="T29" style:family="text">
      <style:text-properties officeooo:rsid="00c228bf"/>
    </style:style>
    <style:style style:name="T30" style:family="text">
      <style:text-properties officeooo:rsid="00c266c2"/>
    </style:style>
    <style:style style:name="T31" style:family="text">
      <style:text-properties style:font-name="Times New Roman1" officeooo:rsid="00c266c2" style:font-name-asian="Times New Roman1" style:font-name-complex="Times New Roman1"/>
    </style:style>
    <style:style style:name="T32" style:family="text">
      <style:text-properties officeooo:rsid="00c681cb"/>
    </style:style>
    <style:style style:name="T33" style:family="text">
      <style:text-properties officeooo:rsid="00c7e02a"/>
    </style:style>
    <style:style style:name="T34" style:family="text">
      <style:text-properties officeooo:rsid="00c90e07"/>
    </style:style>
    <style:style style:name="T3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P7">Para la instalación de Octave, <text:span text:style-name="T21">consultar su página web: </text:span><text:a xlink:type="simple" xlink:href="https://www.gnu.org/software/octave/" text:style-name="Internet_20_link" text:visited-style-name="Visited_20_Internet_20_Link"><text:span text:style-name="T21">https://www.gnu.org/software/octave/</text:span></text:a><text:span text:style-name="T21">.</text:span></text:p>
      <text:p text:style-name="P8">Es necesario que estén instalados los siguientes paquetes de Octave: control, general, io, signal y statistics. Dependiendo del sistema operativo esto se consigue de formas diferentes. En Ubuntu Linux, por ejemplo, se ejecutaría la orden:</text:p>
      <text:p text:style-name="P8">‘<text:span text:style-name="Source_20_Text">sudo apt install octave‑control octave‑general octave‑io octave‑signal octave‑statistics</text:span>’</text:p>
      <text:p text:style-name="P9">Es posible que la distribución de octave para algunos sistemas operativos ya tenga los paquetes necesarios instalados. Puede comprobarse ejecutando en la línea de órdenes de Octave la orden <text:span text:style-name="Código_20_inline">pkg list</text:span>.</text:p>
      <text:h text:style-name="Heading_20_2" text:outline-level="2">Instalación del paquete DSD</text:h>
      <text:p text:style-name="Text_20_body">Debe copiarse a un directorio, por ejemplo, <text:span text:style-name="T11">en Windows,</text:span> <text:span text:style-name="Nombre_20_de_20_archivo">C:\Users\[usuario]\</text:span><text:span text:style-name="Nombre_20_de_20_archivo"><text:span text:style-name="T10">DSD</text:span></text:span>.</text:p>
      <text:p text:style-name="P5">Abrir Octave, y en su línea de órdenes, escribir la secuencia:</text:p>
      <text:p text:style-name="Text_20_body"><text:span text:style-name="Código_20_inline">addpath(genpath('C:\Users\[usuario]\</text:span><text:span text:style-name="Código_20_inline"><text:span text:style-name="T10">DSD</text:span></text:span><text:span text:style-name="Código_20_inline">'))<text:line-break/></text:span><text:span text:style-name="Código_20_inline"><text:span text:style-name="T22">s</text:span></text:span><text:span text:style-name="Código_20_inline">avepath()</text:span></text:p>
      <text:p text:style-name="Text_20_body">Esto guardará permanentemente la ruta de carga de los scripts de DSD.</text:p>
      <text:p text:style-name="Text_20_body">En <text:span text:style-name="T12">la</text:span> orden <text:span text:style-name="T12">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3281894546" text:style-name="L1">
        <text:list-item>
          <text:p text:style-name="P13">Elaboración de los archivos de respuesta en frecuencia de los diferentes altavoces de la caja acústica.</text:p>
        </text:list-item>
        <text:list-item>
          <text:p text:style-name="P13">Elección de las frecuencias de corte y del tipo de crossover en cada corte.</text:p>
        </text:list-item>
        <text:list-item>
          <text:p text:style-name="P13">Escribir los parámetros del filtro en los correspondientes archivos de guión (extensión <text:span text:style-name="Nombre_20_de_20_archivo">.xof</text:span>), uno por cada vía.</text:p>
        </text:list-item>
        <text:list-item>
          <text:p text:style-name="P14">Ejecución del programa ‘<text:span text:style-name="Source_20_Text"><text:span text:style-name="T23">dsdxof</text:span></text:span>’, con el archivo de proyecto como parámetro, y opcionalmente añadiendo como parámetros la frecuencia de muestreo y la clase de filtro.</text:p>
        </text:list-item>
        <text:list-item>
          <text:p text:style-name="P13">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8">example</text:span></text:span><text:span text:style-name="T18">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3">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6">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6">En caso de que este factor sea demasiado alto pueden llegar a generarse filtros de menor pendiente en el lado izquierdo, si la longitud total del filtro no permite obtener la misma pendiente.</text:p>
      <text:h text:style-name="Heading_20_4" text:outline-level="4">CFLowType</text:h>
      <text:p text:style-name="P16">Para filtros <text:span text:style-name="Valor">mp</text:span>, tipo del filtro pasaaltos (que filtrará el extremo izquierdo de la vía <text:span text:style-name="T31">—</text:span>low<text:span text:style-name="T31">—</text:span>). Puede ser <text:span text:style-name="Valor">B </text:span><text:span text:style-name="T19">(B</text:span>utterworth<text:span text:style-name="T19">)</text:span> o <text:span text:style-name="Valor"><text:span text:style-name="T19">LR</text:span></text:span><text:span text:style-name="T19"> (</text:span>LinkwitzRiley<text:span text:style-name="T19">)</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20">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17">Para filtros <text:span text:style-name="Valor">mp</text:span>, tipo del filtro pasabajos (que filtrará el extremo derecho de la vía <text:span text:style-name="T31">—</text:span>high<text:span text:style-name="T31">—</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7">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7">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6">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4">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Source_20_Text"><text:span text:style-name="T13">dsd</text:span></text:span><text:span text:style-name="Source_20_Text">xof </text:span><text:span text:style-name="Source_20_Text"><text:span text:style-name="T9">&lt;</text:span></text:span><text:span text:style-name="Source_20_Text">archivo_de_guión</text:span><text:span text:style-name="Source_20_Text"><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15">‘<text:span text:style-name="Source_20_Text">dsdxof &lt;archivo_de_guión&gt; [fs &lt;valor_numérico&gt;] [class &lt;mp|lp&gt;]</text:span>’</text:p>
      <text:p text:style-name="P4">Por ejemplo, una posible llamada al programa podría ser:</text:p>
      <text:p text:style-name="P4"><text:span text:style-name="Código_20_inline">‘</text:span><text:span text:style-name="Source_20_Text"><text:span text:style-name="T14">dsd</text:span></text:span><text:span text:style-name="Source_20_Text">xof t </text:span><text:span text:style-name="Source_20_Text"><text:span text:style-name="T25">fs </text:span></text:span><text:span text:style-name="Source_20_Text">44100 </text:span><text:span text:style-name="Source_20_Text"><text:span text:style-name="T25">class </text:span></text:span><text:span text:style-name="Source_20_Text">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5">no </text:span>son posicionales, de modo que puede <text:span text:style-name="T25">darse uno solo de ellos, o en distinto orden, pero deben ir siempre a continuación del nombre del archivo de guión, que sí es posicional</text:span>.</text:p>
      <text:p text:style-name="Text_20_body">Es correcto ‘<text:span text:style-name="Source_20_Text"><text:span text:style-name="T14">dsd</text:span></text:span><text:span text:style-name="Source_20_Text">xof t </text:span><text:span text:style-name="Source_20_Text"><text:span text:style-name="T25">fs </text:span></text:span><text:span text:style-name="Source_20_Text">44100</text:span>’ y ‘<text:span text:style-name="Source_20_Text"><text:span text:style-name="T14">dsd</text:span></text:span><text:span text:style-name="Source_20_Text">xof t</text:span>’ pero no ‘<text:span text:style-name="Source_20_Text"><text:span text:style-name="T14">dsd</text:span></text:span><text:span text:style-name="Source_20_Text">xof </text:span><text:span text:style-name="Source_20_Text"><text:span text:style-name="T25">class</text:span></text:span><text:span text:style-name="Source_20_Text"> lp </text:span><text:span text:style-name="Source_20_Text"><text:span text:style-name="T25">t</text:span></text:span><text:span text:style-name="T25">’</text:span><text:span text:style-name="Código_20_inline">.</text:span></text:p>
      <text:p text:style-name="Text_20_body">El nombre de los filtros generados será: <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32">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4">para todas las </text:span><text:soft-page-break/><text:span text:style-name="T34">vías del altavoz, </text:span>con un solo archivo <text:span text:style-name="T33">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11">% datos de usuario<text:line-break/>inputfiles = {'t','m'};<text:line-break/>fs = [44100,48000];<text:line-break/>filtertypes = {'lp','mp'};<text:line-break/>% fin datos</text:p>
      <text:p text:style-name="P12"><text:line-break/>for i2 = 1:length(fs)<text:line-break/> <text:s text:c="3"/>unlink([num2str(fs(i2)) "/niveles.txt"]);<text:line-break/> <text:s text:c="3"/>for i1 = 1:length(inputfiles)<text:line-break/> <text:s text:c="7"/>for i3 = 1:length(filtertypes)<text:line-break/> <text:s text:c="9"/><text:span text:style-name="T27">status = system([“dsd</text:span>xof ” inputfiles{i1}<text:line-break/><text:tab/><text:tab/><text:tab/> <text:s text:c="4"/>“ “ num2str(fs(i2))<text:line-break/><text:tab/><text:tab/><text:tab/> <text:s text:c="4"/>“ “ filtertypes{i3}<text:span text:style-name="T28">]</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9">filtros </text:span><text:span text:style-name="Nombre_20_de_20_archivo"><text:span text:style-name="T29">.pcm</text:span></text:span><text:span text:style-name="T29"> </text:span>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10"><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18"><text:span text:style-name="T3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0T07:39:52.889365533</dc:date>
    <meta:printed-by>R R</meta:printed-by>
    <meta:print-date>2007-08-24T21:33:41</meta:print-date>
    <meta:editing-cycles>610</meta:editing-cycles>
    <meta:editing-duration>P6DT1M12S</meta:editing-duration>
    <meta:document-statistic meta:table-count="0" meta:image-count="0" meta:object-count="0" meta:page-count="15" meta:paragraph-count="273" meta:word-count="4082" meta:character-count="25019" meta:non-whitespace-character-count="20937"/>
    <meta:user-defined meta:name="Info 1"/>
    <meta:user-defined meta:name="Info 2"/>
    <meta:user-defined meta:name="Info 3"/>
    <meta:user-defined meta:name="Info 4"/>
  </office:meta>
</office:document-meta>
</file>